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5.5752in"/>
    </style:style>
    <style:style style:name="co3" style:family="table-column">
      <style:table-column-properties fo:break-before="auto" style:column-width="0.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b4c7dc"/>
    </style:style>
    <style:style style:name="ce3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Logi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4"/>
        </table:table-row>
        <table:table-row table:style-name="ro1"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Pass/Failed</text:p>
          </table:table-cell>
          <table:table-cell table:style-name="ce2"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ideo starts to play after clicking “Video play” icon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erify player controls : play, pause, volume, mute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ser can select quality for playing video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After completing video, user <text:s/>can replay video with “Replay” icon</text:p>
          </table:table-cell>
          <table:table-cell table:number-columns-repeated="2"/>
        </table:table-row>
        <table:table-row table:style-name="ro1">
          <table:table-cell/>
          <table:table-cell table:style-name="ce3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1">00/00/0000</text:date>, <text:time style:data-style-name="N2" text:time-value="17:25:10.14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6.2$Windows_X86_64 LibreOffice_project/0ce51a4fd21bff07a5c061082cc82c5ed232f115</meta:generator>
    <dc:date>2021-04-21T18:54:27.356000000</dc:date>
    <meta:editing-duration>PT1H28M39S</meta:editing-duration>
    <meta:editing-cycles>7</meta:editing-cycles>
    <meta:document-statistic meta:table-count="1" meta:cell-count="12" meta:object-count="0"/>
  </office:meta>
</office:document-meta>
</file>